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501ca" officeooo:paragraph-rsid="000501ca"/>
    </style:style>
    <style:style style:name="P2" style:family="paragraph" style:parent-style-name="Standard">
      <style:paragraph-properties fo:text-align="start" style:justify-single-word="false"/>
      <style:text-properties fo:font-size="12pt" officeooo:rsid="000501ca" officeooo:paragraph-rsid="000501ca"/>
    </style:style>
    <style:style style:name="P3" style:family="paragraph" style:parent-style-name="Standard">
      <style:paragraph-properties fo:text-align="start" style:justify-single-word="false"/>
      <style:text-properties fo:font-size="12pt" officeooo:rsid="000501ca" officeooo:paragraph-rsid="000501ca"/>
    </style:style>
    <style:style style:name="P4" style:family="paragraph" style:parent-style-name="Standard">
      <style:paragraph-properties fo:text-align="start" style:justify-single-word="false"/>
      <style:text-properties fo:font-size="12pt" officeooo:rsid="0008d897" officeooo:paragraph-rsid="0008d897"/>
    </style:style>
    <style:style style:name="P5" style:family="paragraph" style:parent-style-name="Standard">
      <style:paragraph-properties fo:text-align="start" style:justify-single-word="false"/>
      <style:text-properties fo:font-size="12pt" officeooo:rsid="000ac595" officeooo:paragraph-rsid="000ac595"/>
    </style:style>
    <style:style style:name="T1" style:family="text">
      <style:text-properties officeooo:rsid="0005b63d"/>
    </style:style>
    <style:style style:name="T2" style:family="text">
      <style:text-properties fo:font-weight="bold" officeooo:rsid="0005b63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b63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on a base de datos</text:p>
      <text:p text:style-name="P2"><text:span text:style-name="T2"/></text:p>
      <text:p text:style-name="P2"><text:span text:style-name="T2">Dato</text:span><text:span text:style-name="T1">: Proceso de la realidad que se puede </text:span><text:span text:style-name="T2">registrar</text:span></text:p>
      <text:p text:style-name="P2"><text:span text:style-name="T2">Metadatos</text:span><text:span text:style-name="T4">: Son datos que definen datos</text:span></text:p>
      <text:p text:style-name="P2"><text:span text:style-name="T4"/></text:p>
      <text:p text:style-name="P4"><text:span text:style-name="T4">E</text:span><text:span text:style-name="T3">ntidad tangible: objetos comunes, como por ejemplo un auto</text:span></text:p>
      <text:p text:style-name="P4"><text:span text:style-name="T3">Entidad … : Ideas como por ejemplo un prestamo o una materia</text:span></text:p>
      <text:p text:style-name="P4"><text:span text:style-name="T3"/></text:p>
      <text:p text:style-name="P5"><text:span text:style-name="T3">Atributos o propiedades: Datos de entidades</text:span></text:p>
      <text:p text:style-name="P2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Tahoma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Tahoma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8:09:34.244646200</meta:creation-date>
    <dc:date>2024-04-05T19:03:38.743763769</dc:date>
    <meta:editing-duration>PT28M17S</meta:editing-duration>
    <meta:editing-cycles>6</meta:editing-cycles>
    <meta:generator>LibreOffice/7.6.5.2$Linux_X86_64 LibreOffice_project/60$Build-2</meta:generator>
    <meta:document-statistic meta:table-count="0" meta:image-count="0" meta:object-count="0" meta:page-count="1" meta:paragraph-count="6" meta:word-count="47" meta:character-count="279" meta:non-whitespace-character-count="238"/>
  </office:meta>
</office:document-meta>
</file>